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parallel</text:p>
          </table:table-cell>
          <table:table-cell office:value-type="string" calcext:value-type="string">
            <text:p>con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1.825" calcext:value-type="float">
            <text:p>41.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835" calcext:value-type="float">
            <text:p>24.835</text:p>
          </table:table-cell>
          <table:table-cell office:value-type="float" office:value="25.186" calcext:value-type="float">
            <text:p>25.1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337" calcext:value-type="float">
            <text:p>18.337</text:p>
          </table:table-cell>
          <table:table-cell office:value-type="float" office:value="19.821" calcext:value-type="float">
            <text:p>19.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22:40:31.861610494</meta:creation-date>
    <dc:date>2020-04-23T23:09:14.927738591</dc:date>
    <meta:editing-duration>PT8M22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